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8c3" officeooo:paragraph-rsid="001668c3"/>
    </style:style>
    <style:style style:name="P2" style:family="paragraph" style:parent-style-name="Standard">
      <style:text-properties officeooo:rsid="001a179a" officeooo:paragraph-rsid="001a179a"/>
    </style:style>
    <style:style style:name="P3" style:family="paragraph" style:parent-style-name="Standard">
      <style:text-properties officeooo:rsid="001a179a" officeooo:paragraph-rsid="001a179a"/>
    </style:style>
    <style:style style:name="P4" style:family="paragraph" style:parent-style-name="Standard">
      <style:text-properties officeooo:rsid="001668c3" officeooo:paragraph-rsid="001668c3"/>
    </style:style>
    <style:style style:name="P5" style:family="paragraph" style:parent-style-name="Standard">
      <style:text-properties officeooo:rsid="001afe6b" officeooo:paragraph-rsid="001af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l each animal. Have basic behaviour be automatic, should it be wanted.</text:p>
      <text:p text:style-name="P1"/>
      <text:p text:style-name="P1"/>
      <text:p text:style-name="P1"/>
      <text:p text:style-name="P1"/>
      <text:p text:style-name="P1">3d graphically, but physics code is 2d mainly. This means we can have a proper 3d mesh in blender, without me having to work out mesh collision. I just need to mark what areas are on what elevation.</text:p>
      <text:p text:style-name="P1"/>
      <text:p text:style-name="P1"/>
      <text:p text:style-name="P1">First person perspective is just nice and simple.</text:p>
      <text:p text:style-name="P1"/>
      <text:p text:style-name="P1"/>
      <text:p text:style-name="P1"/>
      <text:p text:style-name="P1">Goal is to make as many animals survive as possible.</text:p>
      <text:p text:style-name="P1"/>
      <text:p text:style-name="P1">Goal is to survive. You start out controlling 1 animal, and gain an animal every day perhaps?</text:p>
      <text:p text:style-name="P1"/>
      <text:p text:style-name="P1"/>
      <text:p text:style-name="P1"/>
      <text:p text:style-name="P1">Different animals have different skills. Perhaps you can level up specific animals’ skills.</text:p>
      <text:p text:style-name="P1"/>
      <text:p text:style-name="P1"/>
      <text:p text:style-name="P5">Better idea:::::</text:p>
      <text:p text:style-name="P5">!!!!!!!</text:p>
      <text:p text:style-name="P1">start out with one animal</text:p>
      <text:p text:style-name="P1"/>
      <text:p text:style-name="P1">at first you can only control things serially. You can open more windows, but at some point it gets hard to keep everything going. Multiple perks:</text:p>
      <text:p text:style-name="P1"/>
      <text:p text:style-name="P1">Parallel: You can control one creature, then rewind time to control a different creature, so you can control both creatures at once.</text:p>
      <text:p text:style-name="P1"/>
      <text:p text:style-name="P1">Auto play: You can define custom behaviours for creatures, to automatically play through, when you aren't controlling them.</text:p>
      <text:p text:style-name="P1"/>
      <text:p text:style-name="P1">Etc!!</text:p>
      <text:p text:style-name="P1"/>
      <text:p text:style-name="P1"/>
      <text:p text:style-name="P2">Creature idea:</text:p>
      <text:p text:style-name="P2">a moving tree that is actually just a beast that lays its eggs under a tree seed, and then when it hatches, it burrows into the tree. (Once the tree is large enough)</text:p>
      <text:p text:style-name="P2">Using tentacles, it replaces the trees roots. This allows it to walk. Doesn’t need eyes, it relies on sensing vibrat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7:04:38.927187017</meta:creation-date>
    <dc:date>2024-05-04T16:28:23.252001045</dc:date>
    <meta:editing-duration>PT8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28" meta:character-count="1313" meta:non-whitespace-character-count="1101"/>
  </office:meta>
</office:document-meta>
</file>